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1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1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0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26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10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03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2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0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1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2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1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1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1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2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20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1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1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1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0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2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1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2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0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6133333333" calcext:value-type="float">
            <text:p>12.5696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9173333333" calcext:value-type="float">
            <text:p>12.58891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22132857143" calcext:value-type="float">
            <text:p>12.592213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94817777778" calcext:value-type="float">
            <text:p>12.589481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11578823529" calcext:value-type="float">
            <text:p>12.581157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83554285714" calcext:value-type="float">
            <text:p>12.56835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0177777778" calcext:value-type="float">
            <text:p>12.56001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98620689655" calcext:value-type="float">
            <text:p>12.5598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68140689655" calcext:value-type="float">
            <text:p>12.55681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00735483871" calcext:value-type="float">
            <text:p>12.510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5376" calcext:value-type="float">
            <text:p>12.50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8254193548" calcext:value-type="float">
            <text:p>12.5158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6468" calcext:value-type="float">
            <text:p>12.515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3818064516" calcext:value-type="float">
            <text:p>12.5183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63661935484" calcext:value-type="float">
            <text:p>12.5163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9942" calcext:value-type="float">
            <text:p>12.489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28787096774" calcext:value-type="float">
            <text:p>12.462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79736" calcext:value-type="float">
            <text:p>12.43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0079483871" calcext:value-type="float">
            <text:p>12.4100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3357142857" calcext:value-type="float">
            <text:p>12.37433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0831483871" calcext:value-type="float">
            <text:p>12.3308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4936551724" calcext:value-type="float">
            <text:p>12.213493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3496" calcext:value-type="float">
            <text:p>12.2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53172" calcext:value-type="float">
            <text:p>12.21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8322580645" calcext:value-type="float">
            <text:p>12.201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1463225806" calcext:value-type="float">
            <text:p>12.1951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3424" calcext:value-type="float">
            <text:p>12.18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55801290323" calcext:value-type="float">
            <text:p>12.1755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914" calcext:value-type="float">
            <text:p>12.16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47184516129" calcext:value-type="float">
            <text:p>12.1147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69677142857" calcext:value-type="float">
            <text:p>12.09696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6248888889" calcext:value-type="float">
            <text:p>12.09762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95646153846" calcext:value-type="float">
            <text:p>12.04956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9416" calcext:value-type="float">
            <text:p>12.05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45247741936" calcext:value-type="float">
            <text:p>12.0645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10376" calcext:value-type="float">
            <text:p>12.06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1232" calcext:value-type="float">
            <text:p>12.06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8926451613" calcext:value-type="float">
            <text:p>12.0458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5576" calcext:value-type="float">
            <text:p>12.03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24918709677" calcext:value-type="float">
            <text:p>12.0224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87288" calcext:value-type="float">
            <text:p>12.02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55196129032" calcext:value-type="float">
            <text:p>12.0355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80314285714" calcext:value-type="float">
            <text:p>12.0080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07047741936" calcext:value-type="float">
            <text:p>11.9807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35561290323" calcext:value-type="float">
            <text:p>11.983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8452" calcext:value-type="float">
            <text:p>11.99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32292903226" calcext:value-type="float">
            <text:p>12.0232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4984" calcext:value-type="float">
            <text:p>12.03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6456774194" calcext:value-type="float">
            <text:p>12.0486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77318709677" calcext:value-type="float">
            <text:p>12.0377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13196" calcext:value-type="float">
            <text:p>12.031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01321290323" calcext:value-type="float">
            <text:p>12.0201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452" calcext:value-type="float">
            <text:p>12.0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2032258065" calcext:value-type="float">
            <text:p>12.0482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47045517241" calcext:value-type="float">
            <text:p>12.07470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58202580645" calcext:value-type="float">
            <text:p>12.1058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0559483871" calcext:value-type="float">
            <text:p>12.4405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442" calcext:value-type="float">
            <text:p>12.5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47987096774" calcext:value-type="float">
            <text:p>12.584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4148" calcext:value-type="float">
            <text:p>12.691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93558709677" calcext:value-type="float">
            <text:p>12.8393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28216" calcext:value-type="float">
            <text:p>12.8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7282580645" calcext:value-type="float">
            <text:p>12.8937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844" calcext:value-type="float">
            <text:p>12.9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64985806452" calcext:value-type="float">
            <text:p>12.9364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91014285714" calcext:value-type="float">
            <text:p>12.94910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7281290323" calcext:value-type="float">
            <text:p>12.9787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27388387097" calcext:value-type="float">
            <text:p>13.1627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00168" calcext:value-type="float">
            <text:p>13.19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7504516129" calcext:value-type="float">
            <text:p>13.217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58968" calcext:value-type="float">
            <text:p>13.2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8023225806" calcext:value-type="float">
            <text:p>13.25280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2580645161" calcext:value-type="float">
            <text:p>13.261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09768" calcext:value-type="float">
            <text:p>13.25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77184516129" calcext:value-type="float">
            <text:p>13.2577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99456" calcext:value-type="float">
            <text:p>13.22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3749677419" calcext:value-type="float">
            <text:p>13.2133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14867142857" calcext:value-type="float">
            <text:p>13.201486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5416" calcext:value-type="float">
            <text:p>13.04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12815483871" calcext:value-type="float">
            <text:p>13.0312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1896774194" calcext:value-type="float">
            <text:p>12.972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4892903226" calcext:value-type="float">
            <text:p>12.9604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0968" calcext:value-type="float">
            <text:p>12.9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49254193548" calcext:value-type="float">
            <text:p>12.9349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68296" calcext:value-type="float">
            <text:p>12.9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66952258065" calcext:value-type="float">
            <text:p>12.93669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25155714286" calcext:value-type="float">
            <text:p>12.942515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21029677419" calcext:value-type="float">
            <text:p>12.9421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24500645161" calcext:value-type="float">
            <text:p>12.8924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01952" calcext:value-type="float">
            <text:p>12.8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81730322581" calcext:value-type="float">
            <text:p>12.8881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77136" calcext:value-type="float">
            <text:p>12.89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5050322581" calcext:value-type="float">
            <text:p>12.8775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93442580645" calcext:value-type="float">
            <text:p>12.8693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0068" calcext:value-type="float">
            <text:p>12.856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90898064516" calcext:value-type="float">
            <text:p>12.8490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38656" calcext:value-type="float">
            <text:p>12.8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9552516129" calcext:value-type="float">
            <text:p>12.8395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26954482759" calcext:value-type="float">
            <text:p>12.84269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65334193548" calcext:value-type="float">
            <text:p>12.8465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983225806" calcext:value-type="float">
            <text:p>12.8778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7972" calcext:value-type="float">
            <text:p>12.880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74356129032" calcext:value-type="float">
            <text:p>12.8874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03552" calcext:value-type="float">
            <text:p>12.90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36877419355" calcext:value-type="float">
            <text:p>12.913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34910967742" calcext:value-type="float">
            <text:p>12.9134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2344" calcext:value-type="float">
            <text:p>12.9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15535483871" calcext:value-type="float">
            <text:p>12.921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45944" calcext:value-type="float">
            <text:p>12.93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86905806452" calcext:value-type="float">
            <text:p>12.9486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41237142857" calcext:value-type="float">
            <text:p>12.96412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93672258065" calcext:value-type="float">
            <text:p>12.9793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83736" calcext:value-type="float">
            <text:p>13.0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56339310345" calcext:value-type="float">
            <text:p>13.12563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4353103448" calcext:value-type="float">
            <text:p>13.15243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97549090909" calcext:value-type="float">
            <text:p>13.20975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52274285714" calcext:value-type="float">
            <text:p>13.19522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0651428571" calcext:value-type="float">
            <text:p>13.20306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12932413793" calcext:value-type="float">
            <text:p>13.21129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9731428571" calcext:value-type="float">
            <text:p>13.22897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6044137931" calcext:value-type="float">
            <text:p>13.28360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35697777778" calcext:value-type="float">
            <text:p>13.29356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77630344828" calcext:value-type="float">
            <text:p>13.31776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18188387097" calcext:value-type="float">
            <text:p>13.4218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186" calcext:value-type="float">
            <text:p>13.42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09628387097" calcext:value-type="float">
            <text:p>13.4309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54392" calcext:value-type="float">
            <text:p>13.44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7713548387" calcext:value-type="float">
            <text:p>13.4597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26528" calcext:value-type="float">
            <text:p>13.45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35088" calcext:value-type="float">
            <text:p>13.44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94448" calcext:value-type="float">
            <text:p>13.4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59144827586" calcext:value-type="float">
            <text:p>13.4259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67372" calcext:value-type="float">
            <text:p>13.416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33448888889" calcext:value-type="float">
            <text:p>13.41334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2536" calcext:value-type="float">
            <text:p>13.40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69736" calcext:value-type="float">
            <text:p>13.3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58863448276" calcext:value-type="float">
            <text:p>13.30588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0656" calcext:value-type="float">
            <text:p>13.3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9313103448" calcext:value-type="float">
            <text:p>13.31093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3394782609" calcext:value-type="float">
            <text:p>13.301339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159648" calcext:value-type="float">
            <text:p>13.291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434482759" calcext:value-type="float">
            <text:p>13.2648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5288" calcext:value-type="float">
            <text:p>13.22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36802758621" calcext:value-type="float">
            <text:p>13.23368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9608" calcext:value-type="float">
            <text:p>13.24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58311428571" calcext:value-type="float">
            <text:p>13.23583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4696" calcext:value-type="float">
            <text:p>13.23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58157419355" calcext:value-type="float">
            <text:p>13.1758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17743448276" calcext:value-type="float">
            <text:p>13.17177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22099310345" calcext:value-type="float">
            <text:p>13.16220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25851428571" calcext:value-type="float">
            <text:p>13.17258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5576" calcext:value-type="float">
            <text:p>13.17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47616" calcext:value-type="float">
            <text:p>13.1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95572" calcext:value-type="float">
            <text:p>13.11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2536516129" calcext:value-type="float">
            <text:p>13.0925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14496" calcext:value-type="float">
            <text:p>13.07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15446451613" calcext:value-type="float">
            <text:p>13.0715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69294285714" calcext:value-type="float">
            <text:p>13.09692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3109677419" calcext:value-type="float">
            <text:p>13.082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3198709677" calcext:value-type="float">
            <text:p>12.9323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05304" calcext:value-type="float">
            <text:p>12.93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18109677419" calcext:value-type="float">
            <text:p>12.8918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436" calcext:value-type="float">
            <text:p>12.88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04633548387" calcext:value-type="float">
            <text:p>12.9004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3223225806" calcext:value-type="float">
            <text:p>12.8413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9728" calcext:value-type="float">
            <text:p>12.8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6023225807" calcext:value-type="float">
            <text:p>12.7956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604" calcext:value-type="float">
            <text:p>12.7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0980645161" calcext:value-type="float">
            <text:p>12.743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26637142857" calcext:value-type="float">
            <text:p>12.71266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7783225807" calcext:value-type="float">
            <text:p>12.6797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48740645161" calcext:value-type="float">
            <text:p>12.4748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44912" calcext:value-type="float">
            <text:p>12.46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3072258065" calcext:value-type="float">
            <text:p>12.4993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34192" calcext:value-type="float">
            <text:p>12.52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8023225807" calcext:value-type="float">
            <text:p>12.4908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4732903226" calcext:value-type="float">
            <text:p>12.4514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3516" calcext:value-type="float">
            <text:p>12.38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93536774194" calcext:value-type="float">
            <text:p>12.3793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77096" calcext:value-type="float">
            <text:p>12.35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95821935484" calcext:value-type="float">
            <text:p>12.3395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35291428571" calcext:value-type="float">
            <text:p>12.34352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10281290323" calcext:value-type="float">
            <text:p>12.3310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78010322581" calcext:value-type="float">
            <text:p>12.1978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9152" calcext:value-type="float">
            <text:p>12.17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3713548387" calcext:value-type="float">
            <text:p>12.1643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4408" calcext:value-type="float">
            <text:p>12.1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87785806452" calcext:value-type="float">
            <text:p>12.1287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5576774194" calcext:value-type="float">
            <text:p>12.1065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659" calcext:value-type="float">
            <text:p>12.086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21447741936" calcext:value-type="float">
            <text:p>12.0721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50584" calcext:value-type="float">
            <text:p>12.07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6196129032" calcext:value-type="float">
            <text:p>12.0736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83831724138" calcext:value-type="float">
            <text:p>12.07838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72864516129" calcext:value-type="float">
            <text:p>12.087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17660645161" calcext:value-type="float">
            <text:p>11.9917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97144" calcext:value-type="float">
            <text:p>11.98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04676129032" calcext:value-type="float">
            <text:p>12.0004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3768" calcext:value-type="float">
            <text:p>12.00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1917419355" calcext:value-type="float">
            <text:p>11.9931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19743225807" calcext:value-type="float">
            <text:p>11.9619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07432" calcext:value-type="float">
            <text:p>11.94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61646451613" calcext:value-type="float">
            <text:p>11.9361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02784" calcext:value-type="float">
            <text:p>11.93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78361290323" calcext:value-type="float">
            <text:p>11.937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0491428571" calcext:value-type="float">
            <text:p>11.93204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76105806452" calcext:value-type="float">
            <text:p>11.9276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8808" calcext:value-type="float">
            <text:p>11.84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8272" calcext:value-type="float">
            <text:p>11.85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2307096774" calcext:value-type="float">
            <text:p>11.8502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64" calcext:value-type="float">
            <text:p>11.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32411764706" calcext:value-type="float">
            <text:p>11.81324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1700645161" calcext:value-type="float">
            <text:p>11.7951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0768" calcext:value-type="float">
            <text:p>11.76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5292903226" calcext:value-type="float">
            <text:p>11.7565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596" calcext:value-type="float">
            <text:p>11.75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87618064516" calcext:value-type="float">
            <text:p>11.7487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90998571429" calcext:value-type="float">
            <text:p>11.739099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2147096774" calcext:value-type="float">
            <text:p>11.7222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86864" calcext:value-type="float">
            <text:p>11.63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26717419355" calcext:value-type="float">
            <text:p>11.6426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64512" calcext:value-type="float">
            <text:p>11.63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94473548387" calcext:value-type="float">
            <text:p>11.6294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62229677419" calcext:value-type="float">
            <text:p>11.6162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20088" calcext:value-type="float">
            <text:p>11.60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0167483871" calcext:value-type="float">
            <text:p>11.5901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3408" calcext:value-type="float">
            <text:p>11.59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62345806452" calcext:value-type="float">
            <text:p>11.5862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08908571429" calcext:value-type="float">
            <text:p>11.59089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19083870968" calcext:value-type="float">
            <text:p>11.581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10175483871" calcext:value-type="float">
            <text:p>11.6810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1432" calcext:value-type="float">
            <text:p>11.7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57340645161" calcext:value-type="float">
            <text:p>11.7357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52952" calcext:value-type="float">
            <text:p>11.78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27987096774" calcext:value-type="float">
            <text:p>11.822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92185806452" calcext:value-type="float">
            <text:p>11.8392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4348" calcext:value-type="float">
            <text:p>11.835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80792258065" calcext:value-type="float">
            <text:p>11.8180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79672" calcext:value-type="float">
            <text:p>11.82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91694193548" calcext:value-type="float">
            <text:p>11.8391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2515862069" calcext:value-type="float">
            <text:p>11.8525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27102311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36603870968" calcext:value-type="float">
            <text:p>11.8836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86" meta:object-count="0"/>
    <meta:user-defined meta:name="AppVersion">3.0</meta:user-defined>
  </office:meta>
</office:document-meta>
</file>